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draw:fill="none" draw:stroke="solid" svg:stroke-width="0.00694in" svg:stroke-color="#44546a" draw:marker-end="a1284" svg:stroke-opacity="100%" draw:stroke-linejoin="miter" svg:stroke-linecap="butt"/>
    </style:style>
    <style:style style:family="graphic" style:name="a12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draw:fill="none" draw:stroke="solid" svg:stroke-width="0.00694in" svg:stroke-color="#44546a" draw:marker-end="a1286" svg:stroke-opacity="100%" draw:stroke-linejoin="miter" svg:stroke-linecap="butt"/>
    </style:style>
    <style:style style:family="graphic" style:name="a1289">
      <style:graphic-properties draw:fill="none" draw:stroke="solid" svg:stroke-width="0.00694in" svg:stroke-color="#44546a" draw:marker-end="a1288" svg:stroke-opacity="100%" draw:stroke-linejoin="miter" svg:stroke-linecap="butt"/>
    </style:style>
    <style:style style:family="graphic" style:name="a1331">
      <style:graphic-properties draw:fill="none" draw:stroke="solid" svg:stroke-width="0.00694in" svg:stroke-color="#44546a" draw:marker-end="a1330" svg:stroke-opacity="100%" draw:stroke-linejoin="miter" svg:stroke-linecap="butt"/>
    </style:style>
    <style:style style:family="graphic" style:name="a1333">
      <style:graphic-properties draw:fill="none" draw:stroke="solid" svg:stroke-width="0.00694in" svg:stroke-color="#44546a" draw:marker-end="a1332" svg:stroke-opacity="100%" draw:stroke-linejoin="miter" svg:stroke-linecap="butt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4">
      <style:graphic-properties draw:fill="none" draw:stroke="solid" svg:stroke-width="0.00694in" svg:stroke-color="#44546a" draw:marker-end="a1173" svg:stroke-opacity="100%" draw:stroke-linejoin="miter" svg:stroke-linecap="but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draw:fill="none" draw:stroke="solid" svg:stroke-width="0.00694in" svg:stroke-color="#44546a" draw:marker-end="a1290" svg:stroke-opacity="100%" draw:stroke-linejoin="miter" svg:stroke-linecap="butt"/>
    </style:style>
    <style:style style:family="graphic" style:name="a12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2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59">
      <style:graphic-properties draw:fill="solid" draw:fill-color="#5b9bd5" draw:opacity="100%" draw:stroke="solid" svg:stroke-width="0.02778in" svg:stroke-color="#41719c" svg:stroke-opacity="100%"/>
    </style:style>
    <style:style style:family="graphic" style:name="a11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2">
      <style:graphic-properties draw:fill="none" draw:stroke="solid" svg:stroke-width="0.00694in" svg:stroke-color="#44546a" draw:marker-end="a1191" svg:stroke-opacity="100%" draw:stroke-linejoin="miter" svg:stroke-linecap="butt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4">
      <style:graphic-properties draw:fill="none" draw:stroke="solid" svg:stroke-width="0.00694in" svg:stroke-color="#44546a" draw:marker-end="a1193" svg:stroke-opacity="100%" draw:stroke-linejoin="miter" svg:stroke-linecap="but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draw:fill="none" draw:stroke="solid" svg:stroke-width="0.00694in" svg:stroke-color="#44546a" draw:marker-end="a1195" svg:stroke-opacity="100%" draw:stroke-linejoin="miter" svg:stroke-linecap="butt"/>
    </style:style>
    <style:style style:family="graphic" style:name="a112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draw:fill="none" draw:stroke="solid" svg:stroke-width="0.00694in" svg:stroke-color="#44546a" draw:marker-end="a1240" svg:stroke-opacity="100%" draw:stroke-linejoin="miter" svg:stroke-linecap="butt"/>
    </style:style>
    <style:style style:family="graphic" style:name="a11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43">
      <style:graphic-properties draw:fill="none" draw:stroke="solid" svg:stroke-width="0.00694in" svg:stroke-color="#44546a" draw:marker-end="a1242" svg:stroke-opacity="100%" draw:stroke-linejoin="miter" svg:stroke-linecap="butt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34">
      <style:graphic-properties draw:fill="none" draw:stroke="solid" svg:stroke-width="0.00694in" svg:stroke-color="#44546a" draw:marker-end="a1133" svg:stroke-opacity="100%" draw:stroke-linejoin="miter" svg:stroke-linecap="butt"/>
    </style:style>
    <style:style style:family="graphic" style:name="a1136">
      <style:graphic-properties draw:fill="none" draw:stroke="solid" svg:stroke-width="0.00694in" svg:stroke-color="#44546a" draw:marker-end="a1135" svg:stroke-opacity="100%" draw:stroke-linejoin="miter" svg:stroke-linecap="butt"/>
    </style:style>
    <style:style style:family="text" style:name="a11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51">
      <style:graphic-properties draw:fill="none" draw:stroke="solid" svg:stroke-width="0.00694in" svg:stroke-color="#44546a" draw:marker-end="a1250" svg:stroke-opacity="100%" draw:stroke-linejoin="miter" svg:stroke-linecap="butt"/>
    </style:style>
    <style:style style:family="graphic" style:name="a1253">
      <style:graphic-properties draw:fill="none" draw:stroke="solid" svg:stroke-width="0.00694in" svg:stroke-color="#44546a" draw:marker-end="a1252" svg:stroke-opacity="100%" draw:stroke-linejoin="miter" svg:stroke-linecap="butt"/>
    </style:style>
    <style:style style:family="graphic" style:name="a1255">
      <style:graphic-properties draw:fill="none" draw:stroke="solid" svg:stroke-width="0.00694in" svg:stroke-color="#44546a" draw:marker-end="a1254" svg:stroke-opacity="100%" draw:stroke-linejoin="miter" svg:stroke-linecap="butt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47">
      <style:graphic-properties draw:fill="none" draw:stroke="solid" svg:stroke-width="0.00694in" svg:stroke-color="#44546a" draw:marker-end="a1146" svg:stroke-opacity="100%" draw:stroke-linejoin="miter" svg:stroke-linecap="butt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draw:fill="none" draw:stroke="solid" svg:stroke-width="0.00694in" svg:stroke-color="#44546a" draw:marker-end="a1309" svg:stroke-opacity="100%" draw:stroke-linejoin="miter" svg:stroke-linecap="butt"/>
    </style:style>
    <style:style style:family="graphic" style:name="a126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12">
      <style:graphic-properties draw:fill="none" draw:stroke="solid" svg:stroke-width="0.00694in" svg:stroke-color="#44546a" draw:marker-end="a1311" svg:stroke-opacity="100%" draw:stroke-linejoin="miter" svg:stroke-linecap="butt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2">
      <style:graphic-properties draw:fill="none" draw:stroke="solid" svg:stroke-width="0.00694in" svg:stroke-color="#44546a" draw:marker-end="a1151" svg:stroke-opacity="100%" draw:stroke-linejoin="miter" svg:stroke-linecap="butt"/>
    </style:style>
    <style:style style:family="graphic" style:name="a1154">
      <style:graphic-properties draw:fill="none" draw:stroke="solid" svg:stroke-width="0.00694in" svg:stroke-color="#44546a" draw:marker-end="a1153" svg:stroke-opacity="100%" draw:stroke-linejoin="miter" svg:stroke-linecap="butt"/>
    </style:style>
    <style:style style:family="graphic" style:name="a1156">
      <style:graphic-properties draw:fill="none" draw:stroke="solid" svg:stroke-width="0.00694in" svg:stroke-color="#44546a" draw:marker-end="a1155" svg:stroke-opacity="100%" draw:stroke-linejoin="miter" svg:stroke-linecap="butt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8">
      <style:graphic-properties draw:fill="none" draw:stroke="solid" svg:stroke-width="0.00694in" svg:stroke-color="#44546a" draw:marker-end="a1157" svg:stroke-opacity="100%" draw:stroke-linejoin="miter" svg:stroke-linecap="butt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draw:fill="solid" draw:fill-color="#5b9bd5" draw:opacity="100%" draw:stroke="solid" svg:stroke-width="0.02778in" svg:stroke-color="#41719c" svg:stroke-opacity="100%"/>
    </style:style>
    <style:style style:family="graphic" style:name="a12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23">
      <style:graphic-properties draw:fill="none" draw:stroke="solid" svg:stroke-width="0.00694in" svg:stroke-color="#44546a" draw:marker-end="a1322" svg:stroke-opacity="100%" draw:stroke-linejoin="miter" svg:stroke-linecap="butt"/>
    </style:style>
    <style:style style:family="graphic" style:name="a1325">
      <style:graphic-properties draw:fill="none" draw:stroke="solid" svg:stroke-width="0.00694in" svg:stroke-color="#44546a" draw:marker-end="a1324" svg:stroke-opacity="100%" draw:stroke-linejoin="miter" svg:stroke-linecap="butt"/>
    </style:style>
    <style:style style:family="graphic" style:name="a1327">
      <style:graphic-properties draw:fill="none" draw:stroke="solid" svg:stroke-width="0.00694in" svg:stroke-color="#44546a" draw:marker-end="a1326" svg:stroke-opacity="100%" draw:stroke-linejoin="miter" svg:stroke-linecap="butt"/>
    </style:style>
    <style:style style:family="graphic" style:name="a1329">
      <style:graphic-properties draw:fill="none" draw:stroke="solid" svg:stroke-width="0.00694in" svg:stroke-color="#44546a" draw:marker-end="a1328" svg:stroke-opacity="100%" draw:stroke-linejoin="miter" svg:stroke-linecap="butt"/>
    </style:style>
    <style:style style:family="graphic" style:name="a1160">
      <style:graphic-properties draw:fill="none" draw:stroke="solid" svg:stroke-width="0.00694in" svg:stroke-color="#44546a" draw:marker-end="a1159" svg:stroke-opacity="100%" draw:stroke-linejoin="miter" svg:stroke-linecap="butt"/>
    </style:style>
    <style:style style:family="graphic" style:name="a1162">
      <style:graphic-properties draw:fill="none" draw:stroke="solid" svg:stroke-width="0.00694in" svg:stroke-color="#44546a" draw:marker-end="a1161" svg:stroke-opacity="100%" draw:stroke-linejoin="miter" svg:stroke-linecap="butt"/>
    </style:style>
    <style:style style:family="graphic" style:name="a1164">
      <style:graphic-properties draw:fill="none" draw:stroke="solid" svg:stroke-width="0.00694in" svg:stroke-color="#44546a" draw:marker-end="a1163" svg:stroke-opacity="100%" draw:stroke-linejoin="miter" svg:stroke-linecap="butt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draw:fill="none" draw:stroke="solid" svg:stroke-width="0.00694in" svg:stroke-color="#44546a" draw:marker-end="a1168" svg:stroke-opacity="100%" draw:stroke-linejoin="miter" svg:stroke-linecap="butt"/>
    </style:style>
    <style:style style:family="graphic" style:name="a121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2" draw:style-name="a1081" draw:master-page-name="Master1-Layout7-blank-En-blanco" presentation:presentation-page-layout-name="Master1-PPL7" draw:id="Slide-257">
        <draw:custom-shape svg:x="5.74402in" svg:y="0.57131in" svg:width="3.87072in" svg:height="7.69605in" draw:id="id136" draw:style-name="a1084" draw:name="Rectángulo 12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4883in" svg:y="0.57572in" svg:width="3.86125in" svg:height="0.35933in" draw:id="id137" draw:style-name="a1087" draw:name="Forma libre 15">
          <svg:title/>
          <svg:desc/>
          <text:p text:style-name="a1086" text:class-names="" text:cond-style-name=""><text:span text:style-name="a1085" text:class-names="">Asesor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0064in" svg:y="0.57622in" svg:width="2.01107in" svg:height="0.35883in" draw:id="id138" draw:style-name="a1090" draw:name="Forma libre 16">
          <svg:title/>
          <svg:desc/>
          <text:p text:style-name="a1089" text:class-names="" text:cond-style-name=""><text:span text:style-name="a1088" text:class-names="">Técnico mecá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2221in" svg:y="5.63902in" svg:width="1.1811in" svg:height="0.66929in" draw:id="id139" draw:style-name="a1093" draw:name="Forma libre 22">
          <svg:title/>
          <svg:desc/>
          <text:p text:style-name="a1092" text:class-names="" text:cond-style-name=""><text:span text:style-name="a1091" text:class-names="">Registran egreso de piezas en el sistem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5299in" svg:y="3.88363in" svg:width="1.14447in" svg:height="0.53924in" draw:id="id140" draw:style-name="a1096" draw:name="Forma libre 30">
          <svg:title/>
          <svg:desc/>
          <text:p text:style-name="a1095" text:class-names="" text:cond-style-name=""><text:span text:style-name="a1094" text:class-names=""><text:s text:c="1"/>Solicita piezas para el trabajo encargad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20747in" svg:y="6.57062in" svg:width="1.02362in" svg:height="0.59055in" draw:id="id141" draw:style-name="a1099" draw:name="Forma libre 32">
          <svg:title/>
          <svg:desc/>
          <text:p text:style-name="a1098" text:class-names="" text:cond-style-name=""><text:span text:style-name="a1097" text:class-names=""><text:s text:c="1"/>Se actualizan los niveles de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46026in" svg:y="3.96659in" svg:width="1.5955in" svg:height="0.3937in" draw:id="id142" draw:style-name="a1102" draw:name="Forma libre 60">
          <svg:title/>
          <svg:desc/>
          <text:p text:style-name="a1101" text:class-names="" text:cond-style-name=""><text:span text:style-name="a1100" text:class-names="">¿Hay disponibilidad de piez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2.35899in" svg:y="2.95372in" svg:width="1.13246in" svg:height="0.56312in" draw:id="id143" draw:style-name="a1105" draw:name="Forma libre 121">
          <svg:title/>
          <svg:desc/>
          <text:p text:style-name="a1104" text:class-names="" text:cond-style-name=""><text:span text:style-name="a1103" text:class-names="">Recib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44828in" svg:y="5.63795in" svg:width="1.16925in" svg:height="0.66942in" draw:id="id144" draw:style-name="a1108" draw:name="Forma libre 127">
          <svg:title/>
          <svg:desc/>
          <text:p text:style-name="a1107" text:class-names="" text:cond-style-name=""><text:span text:style-name="a1106" text:class-names=""><text:s text:c="1"/>Realiza reparación/ servicio. Documenta el mismo en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637in" svg:y="0.57131in" svg:width="1.84163in" svg:height="0.36374in" draw:id="id145" draw:style-name="a1111" draw:name="Forma libre 131">
          <svg:title/>
          <svg:desc/>
          <text:p text:style-name="a1110" text:class-names="" text:cond-style-name=""><text:span text:style-name="a1109" text:class-names="">Asesor de Servici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637in" svg:y="0.57131in" svg:width="1.83694in" svg:height="7.69605in" draw:id="id146" draw:style-name="a1114" draw:name="Rectángulo 132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21in" svg:y="1.19689in" svg:width="1.2094in" svg:height="0.49557in" draw:id="id147" draw:style-name="a1117" draw:name="Forma libre 133">
          <svg:title/>
          <svg:desc/>
          <text:p text:style-name="a1116" text:class-names="" text:cond-style-name=""><text:span text:style-name="a1115" text:class-names="">Recibe al cliente 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8215in" svg:y="1.97047in" svg:width="1.23582in" svg:height="0.66929in" draw:id="id148" draw:style-name="a1120" draw:name="Forma libre 134">
          <svg:title/>
          <svg:desc/>
          <text:p text:style-name="a1119" text:class-names="" text:cond-style-name=""><text:span text:style-name="a1118" text:class-names="">Registra trabajos encargados en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8766in" svg:y="2.89354in" svg:width="1.23582in" svg:height="0.66929in" draw:id="id149" draw:style-name="a1123" draw:name="Forma libre 135">
          <svg:title/>
          <svg:desc/>
          <text:p text:style-name="a1122" text:class-names="" text:cond-style-name=""><text:span text:style-name="a1121" text:class-names="">Recibe y controla la unidad. Traslada la misma al taller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0545in" svg:y="0.57564in" svg:width="1.83857in" svg:height="0.35941in" draw:id="id150" draw:style-name="a1126" draw:name="Forma libre 141">
          <svg:title/>
          <svg:desc/>
          <text:p text:style-name="a1125" text:class-names="" text:cond-style-name=""><text:span text:style-name="a1124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982in" svg:y="0.57131in" svg:width="1.8458in" svg:height="7.69641in" draw:id="id151" draw:style-name="a1129" draw:name="Rectángulo 142">
          <svg:title/>
          <svg:desc/>
          <text:p text:style-name="a1128" text:class-names="" text:cond-style-name=""><text:span text:style-name="a1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065in" svg:y="0.57131in" svg:width="2.0064in" svg:height="7.69605in" draw:id="id152" draw:style-name="a1132" draw:name="Rectángulo 143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7968in" svg:y1="1.69246in" draw:start-shape="id147" draw:start-glue-point="2" svg:x2="0.80006in" svg:y2="1.97047in" draw:end-shape="id148" draw:end-glue-point="0" draw:id="id153" draw:style-name="a1134" draw:name="Conector recto de flecha 145">
          <svg:title/>
          <svg:desc/>
        </draw:connector>
        <draw:connector draw:type="line" svg:x1="0.80006in" svg:y1="2.63976in" draw:start-shape="id148" draw:start-glue-point="2" svg:x2="0.80557in" svg:y2="2.89354in" draw:end-shape="id149" draw:end-glue-point="0" draw:id="id154" draw:style-name="a1136" draw:name="Conector recto de flecha 147">
          <svg:title/>
          <svg:desc/>
        </draw:connector>
        <draw:custom-shape svg:x="9.61474in" svg:y="0.57572in" svg:width="1.38161in" svg:height="0.35933in" draw:id="id155" draw:style-name="a1139" draw:name="Forma libre 166">
          <svg:title/>
          <svg:desc/>
          <text:p text:style-name="a1138" text:class-names="" text:cond-style-name=""><text:span text:style-name="a1137" text:class-names="">Admin. de Deposi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8293in" svg:y="3.8442in" svg:width="1.02362in" svg:height="0.59055in" draw:id="id156" draw:style-name="a1142" draw:name="Forma libre 171">
          <svg:title/>
          <svg:desc/>
          <text:p text:style-name="a1141" text:class-names="" text:cond-style-name=""><text:span text:style-name="a1140" text:class-names="">Prepara pedido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14447in" svg:y="5.63758in" svg:width="1.1811in" svg:height="0.66929in" draw:id="id157" draw:style-name="a1145" draw:name="Forma libre 172">
          <svg:title/>
          <svg:desc/>
          <text:p text:style-name="a1144" text:class-names="" text:cond-style-name=""><text:span text:style-name="a1143" text:class-names="">Genera vale de repuestos por duplicado. Entrega piezas y document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49746in" svg:y1="4.15325in" draw:start-shape="id140" draw:start-glue-point="1" svg:x2="4.35898in" svg:y2="4.14923in" draw:end-shape="id158" draw:end-glue-point="3" draw:id="id159" draw:style-name="a1147" draw:name="Conector recto de flecha 174">
          <svg:title/>
          <svg:desc/>
        </draw:connector>
        <draw:custom-shape svg:x="6.60201in" svg:y="2.57597in" svg:width="1.30819in" svg:height="0.70663in" draw:id="id160" draw:style-name="a1150" draw:name="Forma libre 179">
          <svg:title/>
          <svg:desc/>
          <text:p text:style-name="a1149" text:class-names="" text:cond-style-name=""><text:span text:style-name="a1148" text:class-names="">Gestión de Compra de Piezas a Mercedes Benz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onnector draw:type="line" svg:x1="7.25801in" svg:y1="3.96659in" draw:start-shape="id142" draw:start-glue-point="0" svg:x2="7.2561in" svg:y2="3.2826in" draw:end-shape="id160" draw:end-glue-point="2" draw:id="id161" draw:style-name="a1152" draw:name="Conector recto de flecha 181">
          <svg:title/>
          <svg:desc/>
        </draw:connector>
        <draw:connector draw:type="line" svg:x1="8.05576in" svg:y1="4.16344in" draw:start-shape="id142" draw:start-glue-point="1" svg:x2="9.78293in" svg:y2="4.13947in" draw:end-shape="id156" draw:end-glue-point="3" draw:id="id162" draw:style-name="a1154" draw:name="Conector recto de flecha 184">
          <svg:title/>
          <svg:desc/>
        </draw:connector>
        <draw:connector draw:type="standard" svg:x1="9.02957in" svg:y1="4.70849in" draw:start-shape="id156" draw:start-glue-point="2" svg:x2="10.56848in" svg:y2="5.69992in" draw:end-shape="id139" draw:end-glue-point="1" draw:id="id163" draw:style-name="a1156" draw:transform="translate(-9.79902in -5.20421in) rotate(-1.5708) translate(9.79902in 5.20421in)" draw:name="Conector angular 190">
          <svg:title/>
          <svg:desc/>
        </draw:connector>
        <draw:connector draw:type="line" svg:x1="8.12221in" svg:y1="5.97366in" draw:start-shape="id139" draw:start-glue-point="3" svg:x2="7.32557in" svg:y2="5.97222in" draw:end-shape="id157" draw:end-glue-point="1" draw:id="id164" draw:style-name="a1158" draw:name="Conector recto de flecha 192">
          <svg:title/>
          <svg:desc/>
        </draw:connector>
        <draw:connector draw:type="line" svg:x1="8.71276in" svg:y1="6.30831in" draw:start-shape="id139" draw:start-glue-point="2" svg:x2="8.71928in" svg:y2="6.57062in" draw:end-shape="id141" draw:end-glue-point="0" draw:id="id165" draw:style-name="a1160" draw:name="Conector recto de flecha 194">
          <svg:title/>
          <svg:desc/>
        </draw:connector>
        <draw:connector draw:type="line" svg:x1="6.14447in" svg:y1="5.97222in" draw:start-shape="id157" draw:start-glue-point="3" svg:x2="3.61753in" svg:y2="5.97266in" draw:end-shape="id144" draw:end-glue-point="1" draw:id="id166" draw:style-name="a1162" draw:name="Conector recto de flecha 196">
          <svg:title/>
          <svg:desc/>
        </draw:connector>
        <draw:connector draw:type="line" svg:x1="1.42348in" svg:y1="3.22818in" draw:start-shape="id149" draw:start-glue-point="1" svg:x2="2.35899in" svg:y2="3.23528in" draw:end-shape="id143" draw:end-glue-point="3" draw:id="id167" draw:style-name="a1164" draw:name="Conector recto de flecha 206">
          <svg:title/>
          <svg:desc/>
        </draw:connector>
        <draw:custom-shape svg:x="7.15768in" svg:y="1.98027in" svg:width="0.19685in" svg:height="0.19685in" draw:id="id168" draw:style-name="a1167" draw:name="Forma libre 230">
          <svg:title/>
          <svg:desc/>
          <text:p text:style-name="a1166" text:class-names="" text:cond-style-name=""><text:span text:style-name="a1165" text:class-names="">1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7.2561in" svg:y1="2.17712in" draw:start-shape="id168" draw:start-glue-point="2" svg:x2="7.2561in" svg:y2="2.57597in" draw:end-shape="id160" draw:end-glue-point="0" draw:id="id169" draw:style-name="a1169" draw:name="Conector recto de flecha 232">
          <svg:title/>
          <svg:desc/>
        </draw:connector>
        <draw:custom-shape svg:x="8.62699in" svg:y="7.57592in" svg:width="0.19685in" svg:height="0.19685in" draw:id="id170" draw:style-name="a1172" draw:name="Forma libre 233">
          <svg:title/>
          <svg:desc/>
          <text:p text:style-name="a1171" text:class-names="" text:cond-style-name=""><text:span text:style-name="a1170" text:class-names="">1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8.71928in" svg:y1="7.16117in" draw:start-shape="id141" draw:start-glue-point="2" svg:x2="8.72541in" svg:y2="7.57592in" draw:end-shape="id170" draw:end-glue-point="0" draw:id="id171" draw:style-name="a1174" draw:name="Conector recto de flecha 235">
          <svg:title/>
          <svg:desc/>
        </draw:connector>
        <draw:custom-shape svg:x="9.6194in" svg:y="0.57131in" svg:width="1.37695in" svg:height="7.69605in" draw:id="id172" draw:style-name="a1177" draw:name="Rectángulo 239">
          <svg:title/>
          <svg:desc/>
          <text:p text:style-name="a1176" text:class-names="" text:cond-style-name=""><text:span text:style-name="a1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draw:style-name="a1180" draw:name="CuadroTexto 242" svg:x="7.28226in" svg:y="3.54275in" svg:width="0.35433in" svg:height="0.31496in">
          <draw:text-box>
            <text:p text:style-name="a1179" text:class-names="" text:cond-style-name=""><text:span text:style-name="a1178" text:class-names="">NO</text:span></text:p>
          </draw:text-box>
          <svg:title/>
          <svg:desc/>
        </draw:frame>
        <draw:frame draw:id="id174" draw:style-name="a1183" draw:name="CuadroTexto 243" svg:x="9.28436in" svg:y="3.92272in" svg:width="0.35433in" svg:height="0.31496in">
          <draw:text-box>
            <text:p text:style-name="a1182" text:class-names="" text:cond-style-name=""><text:span text:style-name="a1181" text:class-names="">SI</text:span></text:p>
          </draw:text-box>
          <svg:title/>
          <svg:desc/>
        </draw:frame>
        <draw:custom-shape svg:x="4.35898in" svg:y="3.87961in" svg:width="1.14447in" svg:height="0.53924in" draw:id="id158" draw:style-name="a1186" draw:name="Forma libre 30">
          <svg:title/>
          <svg:desc/>
          <text:p text:style-name="a1185" text:class-names="" text:cond-style-name=""><text:span text:style-name="a1184" text:class-names=""><text:s text:c="1"/>Aprueba el pedido de piezas de acuerdo al trabajo solicitad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83606in" svg:y="4.69875in" svg:width="0.19685in" svg:height="0.19685in" draw:id="id175" draw:style-name="a1190" draw:name="Forma libre 233">
          <svg:title/>
          <svg:desc/>
          <text:p text:style-name="a1189" text:class-names="" text:cond-style-name=""><text:span text:style-name="a1187" text:class-names="">2</text:span><text:span text:style-name="a1188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2.92522in" svg:y1="3.51684in" draw:start-shape="id143" draw:start-glue-point="2" svg:x2="2.92523in" svg:y2="3.88363in" draw:end-shape="id140" draw:end-glue-point="0" draw:id="id176" draw:style-name="a1192" draw:name="Conector recto de flecha 86">
          <svg:title/>
          <svg:desc/>
        </draw:connector>
        <draw:connector draw:type="line" svg:x1="2.93448in" svg:y1="4.69875in" draw:start-shape="id175" draw:start-glue-point="0" svg:x2="2.92523in" svg:y2="4.42287in" draw:end-shape="id140" draw:end-glue-point="2" draw:id="id177" draw:style-name="a1194" draw:name="Conector recto de flecha 95">
          <svg:title/>
          <svg:desc/>
        </draw:connector>
        <draw:connector draw:type="line" svg:x1="5.50345in" svg:y1="4.14923in" draw:start-shape="id158" draw:start-glue-point="1" svg:x2="6.46026in" svg:y2="4.16344in" draw:end-shape="id142" draw:end-glue-point="3" draw:id="id178" draw:style-name="a1196" draw:name="Conector recto de flecha 98">
          <svg:title/>
          <svg:desc/>
        </draw:connector>
        <draw:frame draw:id="id179" draw:style-name="a1199" draw:name="CuadroTexto 44" svg:x="1.31707in" svg:y="0.08053in" svg:width="8.85385in" svg:height="0.30932in">
          <draw:text-box>
            <text:p text:style-name="a1198" text:class-names="" text:cond-style-name=""><text:span text:style-name="a1197" text:class-names="">Proceso: Entrega de Piezas al Taller</text:span></text:p>
          </draw:text-box>
          <svg:title/>
          <svg:desc/>
        </draw:frame>
        <draw:frame draw:id="id180" draw:style-name="a1202" draw:name="CuadroTexto 45" svg:x="8.71276in" svg:y="0.10687in" svg:width="2.2738in" svg:height="0.30293in">
          <draw:text-box>
            <text:p text:style-name="a1201" text:class-names="" text:cond-style-name=""><text:span text:style-name="a1200" text:class-names="">Fecha: 12/02/2014</text:span></text:p>
          </draw:text-box>
          <svg:title/>
          <svg:desc/>
        </draw:frame>
        <presentation:notes draw:style-name="a1208">
          <draw:frame draw:id="id181" draw:style-name="a1205" draw:name="Marcador de número de diapositiva 6" svg:x="4.33952in" svg:y="9.6585in" svg:width="3.32712in" svg:height="0.508in">
            <draw:text-box>
              <text:p text:style-name="a1204" text:class-names="" text:cond-style-name=""><text:span text:style-name="a1203" text:class-names=""><text:page-number style:num-format="1" text:fixed="false"/></text:span></text:p>
            </draw:text-box>
            <svg:title/>
            <svg:desc/>
          </draw:frame>
          <draw:frame draw:id="id182" presentation:style-name="a1206" draw:name="Marcador de notas 1" svg:x="0.7667in" svg:y="4.82908in" svg:width="6.13323in" svg:height="0.20195in" presentation:class="notes" presentation:placeholder="true">
            <draw:text-box/>
            <svg:title/>
            <svg:desc/>
          </draw:frame>
          <draw:page-thumbnail draw:page-number="1" svg:x="1.28993in" svg:y="0.77257in" svg:width="5.08507in" svg:height="3.8125in" presentation:class="page" draw:id="id183" presentation:style-name="a1207" draw:name="Marcador de imagen de diapositiva 2">
            <svg:title/>
            <svg:desc/>
          </draw:page-thumbnail>
        </presentation:notes>
      </draw:page>
      <draw:page draw:name="Slide3" draw:style-name="a1209" draw:master-page-name="Master1-Layout7-blank-En-blanco" presentation:presentation-page-layout-name="Master1-PPL7" draw:id="Slide-258">
        <draw:custom-shape svg:x="7.15359in" svg:y="0.59783in" svg:width="3.83297in" svg:height="7.66953in" draw:id="id184" draw:style-name="a1212" draw:name="Rectángulo 12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6544in" svg:y="0.59791in" svg:width="3.82112in" svg:height="0.37075in" draw:id="id185" draw:style-name="a1215" draw:name="Forma libre 15">
          <svg:title/>
          <svg:desc/>
          <text:p text:style-name="a1214" text:class-names="" text:cond-style-name=""><text:span text:style-name="a1213" text:class-names="">Asesor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0.00468in" svg:y="0.59783in" svg:width="1.91142in" svg:height="0.373in" draw:id="id186" draw:style-name="a1218" draw:name="Forma libre 131">
          <svg:title/>
          <svg:desc/>
          <text:p text:style-name="a1217" text:class-names="" text:cond-style-name=""><text:span text:style-name="a1216" text:class-names="">Asesor de Servici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1142in" svg:y="0.59783in" svg:width="1.89769in" svg:height="7.67332in" draw:id="id187" draw:style-name="a1221" draw:name="Rectángulo 132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2649in" svg:y="6.46496in" svg:width="1.21107in" svg:height="0.47642in" draw:id="id188" draw:style-name="a1224" draw:name="Forma libre 137">
          <svg:title/>
          <svg:desc/>
          <text:p text:style-name="a1223" text:class-names="" text:cond-style-name=""><text:span text:style-name="a1222" text:class-names="">Realiza control del trabajo realizado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1004in" svg:y="6.46232in" svg:width="1.16925in" svg:height="0.5083in" draw:id="id189" draw:style-name="a1227" draw:name="Forma libre 138">
          <svg:title/>
          <svg:desc/>
          <text:p text:style-name="a1226" text:class-names="" text:cond-style-name=""><text:span text:style-name="a1225" text:class-names="">Entrega la unidad al cliente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0745in" svg:y="7.40124in" svg:width="1.16925in" svg:height="0.66942in" draw:id="id190" draw:style-name="a1230" draw:name="Forma libre 139">
          <svg:title/>
          <svg:desc/>
          <text:p text:style-name="a1229" text:class-names="" text:cond-style-name=""><text:span text:style-name="a1228" text:class-names="">Realiza la factura y cierra la Orden de Reparación en el sistema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2221in" svg:y="0.59783in" svg:width="1.829in" svg:height="0.373in" draw:id="id191" draw:style-name="a1233" draw:name="Forma libre 141">
          <svg:title/>
          <svg:desc/>
          <text:p text:style-name="a1232" text:class-names="" text:cond-style-name=""><text:span text:style-name="a1231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0777in" svg:y="0.59783in" svg:width="1.8458in" svg:height="7.67332in" draw:id="id192" draw:style-name="a1236" draw:name="Rectángulo 142">
          <svg:title/>
          <svg:desc/>
          <text:p text:style-name="a1235" text:class-names="" text:cond-style-name=""><text:span text:style-name="a12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912in" svg:y="0.59783in" svg:width="3.40587in" svg:height="7.67296in" draw:id="id193" draw:style-name="a1239" draw:name="Rectángulo 143">
          <svg:title/>
          <svg:desc/>
          <text:p text:style-name="a1238" text:class-names="" text:cond-style-name=""><text:span text:style-name="a12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2649in" svg:y1="6.70317in" draw:start-shape="id188" draw:start-glue-point="3" svg:x2="1.57929in" svg:y2="6.71647in" draw:end-shape="id189" draw:end-glue-point="1" draw:id="id194" draw:style-name="a1241" draw:name="Conector recto de flecha 155">
          <svg:title/>
          <svg:desc/>
        </draw:connector>
        <draw:connector draw:type="line" svg:x1="0.99466in" svg:y1="6.97062in" draw:start-shape="id189" draw:start-glue-point="2" svg:x2="0.99207in" svg:y2="7.40124in" draw:end-shape="id190" draw:end-glue-point="0" draw:id="id195" draw:style-name="a1243" draw:name="Conector recto de flecha 157">
          <svg:title/>
          <svg:desc/>
        </draw:connector>
        <draw:custom-shape svg:x="2.39159in" svg:y="5.18747in" svg:width="1.54789in" svg:height="0.41658in" draw:id="id196" draw:style-name="a1246" draw:name="Forma libre 169">
          <svg:title/>
          <svg:desc/>
          <text:p text:style-name="a1245" text:class-names="" text:cond-style-name=""><text:span text:style-name="a1244" text:class-names="">¿Requiere trabajos adicionale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31862in" svg:y="5.05391in" svg:width="1.16925in" svg:height="0.66942in" draw:id="id197" draw:style-name="a1249" draw:name="Forma libre 170">
          <svg:title/>
          <svg:desc/>
          <text:p text:style-name="a1248" text:class-names="" text:cond-style-name=""><text:span text:style-name="a1247" text:class-names="">Realiza la ampliación de la Orden de Reparación. Solicita autorización al cliente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39159in" svg:y1="5.39576in" draw:start-shape="id196" draw:start-glue-point="3" svg:x2="1.48787in" svg:y2="5.38862in" draw:end-shape="id197" draw:end-glue-point="1" draw:id="id198" draw:style-name="a1251" draw:name="Conector recto de flecha 200">
          <svg:title/>
          <svg:desc/>
        </draw:connector>
        <draw:connector draw:type="standard" svg:x1="1.162in" svg:y1="4.799in" draw:start-shape="id197" draw:start-glue-point="0" svg:x2="0.64834in" svg:y2="4.79515in" draw:end-shape="id199" draw:end-glue-point="2" draw:id="id200" draw:style-name="a1253" draw:transform="translate(-0.90517in -4.79708in) rotate(-1.5708) translate(0.90517in 4.79708in)" draw:name="Conector angular 202">
          <svg:title/>
          <svg:desc/>
        </draw:connector>
        <draw:connector draw:type="standard" svg:x1="3.93948in" svg:y1="5.39576in" draw:start-shape="id196" draw:start-glue-point="1" svg:x2="6.23202in" svg:y2="6.46496in" draw:end-shape="id188" draw:end-glue-point="0" draw:id="id201" draw:style-name="a1255" draw:name="Conector angular 204">
          <svg:title/>
          <svg:desc/>
        </draw:connector>
        <draw:frame draw:id="id202" draw:style-name="a1258" draw:name="CuadroTexto 246" svg:x="4.15399in" svg:y="5.13455in" svg:width="0.35433in" svg:height="0.31496in">
          <draw:text-box>
            <text:p text:style-name="a1257" text:class-names="" text:cond-style-name=""><text:span text:style-name="a1256" text:class-names="">NO</text:span></text:p>
          </draw:text-box>
          <svg:title/>
          <svg:desc/>
        </draw:frame>
        <draw:frame draw:id="id203" draw:style-name="a1261" draw:name="CuadroTexto 247" svg:x="2.09484in" svg:y="5.17388in" svg:width="0.35433in" svg:height="0.31496in">
          <draw:text-box>
            <text:p text:style-name="a1260" text:class-names="" text:cond-style-name=""><text:span text:style-name="a1259" text:class-names="">SI</text:span></text:p>
          </draw:text-box>
          <svg:title/>
          <svg:desc/>
        </draw:frame>
        <draw:custom-shape svg:x="2.38211in" svg:y="2.17157in" svg:width="1.54789in" svg:height="0.41658in" draw:id="id204" draw:style-name="a1266" draw:name="Forma libre 169">
          <svg:title/>
          <svg:desc/>
          <text:p text:style-name="a1265" text:class-names="" text:cond-style-name=""><text:span text:style-name="a1262" text:class-names="">¿</text:span><text:span text:style-name="a1263" text:class-names="">Debe devolver/ cambiar piezas</text:span><text:span text:style-name="a1264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7.43307in" svg:y="2.10262in" svg:width="1.21107in" svg:height="0.47642in" draw:id="id205" draw:style-name="a1269" draw:name="Forma libre 137">
          <svg:title/>
          <svg:desc/>
          <text:p text:style-name="a1268" text:class-names="" text:cond-style-name=""><text:span text:style-name="a1267" text:class-names="">Genera Vale de Devolución de Piezas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68655in" svg:y="2.74658in" svg:width="1.21107in" svg:height="0.47642in" draw:id="id206" draw:style-name="a1272" draw:name="Forma libre 137">
          <svg:title/>
          <svg:desc/>
          <text:p text:style-name="a1271" text:class-names="" text:cond-style-name=""><text:span text:style-name="a1270" text:class-names="">Aprueba la el documento de devolución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2081in" svg:y="3.39197in" svg:width="1.21107in" svg:height="0.47642in" draw:id="id207" draw:style-name="a1275" draw:name="Forma libre 137">
          <svg:title/>
          <svg:desc/>
          <text:p text:style-name="a1274" text:class-names="" text:cond-style-name=""><text:span text:style-name="a1273" text:class-names="">Entrega pieza al mostrador de talle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6396in" svg:y="3.40137in" svg:width="1.21107in" svg:height="0.47642in" draw:id="id208" draw:style-name="a1278" draw:name="Forma libre 137">
          <svg:title/>
          <svg:desc/>
          <text:p text:style-name="a1277" text:class-names="" text:cond-style-name=""><text:span text:style-name="a1276" text:class-names="">Controla el estado de la pieza devuel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30501in" svg:y="4.21092in" svg:width="1.54789in" svg:height="0.41658in" draw:id="id209" draw:style-name="a1283" draw:name="Forma libre 169">
          <svg:title/>
          <svg:desc/>
          <text:p text:style-name="a1282" text:class-names="" text:cond-style-name=""><text:span text:style-name="a1279" text:class-names="">¿</text:span><text:span text:style-name="a1280" text:class-names="">Ingresa al stock del sistema</text:span><text:span text:style-name="a1281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3.93in" svg:y1="2.37986in" draw:start-shape="id204" draw:start-glue-point="1" svg:x2="7.43307in" svg:y2="2.34083in" draw:end-shape="id205" draw:end-glue-point="3" draw:id="id210" draw:style-name="a1285" draw:name="Conector recto de flecha 57">
          <svg:title/>
          <svg:desc/>
        </draw:connector>
        <draw:connector draw:type="standard" svg:x1="7.26524in" svg:y1="2.21142in" draw:start-shape="id205" draw:start-glue-point="2" svg:x2="7.67099in" svg:y2="3.35241in" draw:end-shape="id206" draw:end-glue-point="1" draw:id="id211" draw:style-name="a1287" draw:transform="translate(-7.46811in -2.78191in) rotate(-1.5708) translate(7.46811in 2.78191in)" draw:name="Conector angular 65">
          <svg:title/>
          <svg:desc/>
        </draw:connector>
        <draw:connector draw:type="standard" svg:x1="4.22634in" svg:y1="3.39197in" draw:start-shape="id206" draw:start-glue-point="3" svg:x2="5.68655in" svg:y2="2.98479in" draw:end-shape="id207" draw:end-glue-point="0" draw:id="id212" draw:style-name="a1289" draw:transform="translate(-4.95645in -3.18838in) rotate(-3.14159) translate(4.95645in 3.18838in)" draw:name="Conector angular 67">
          <svg:title/>
          <svg:desc/>
        </draw:connector>
        <draw:connector draw:type="line" svg:x1="4.83188in" svg:y1="3.63018in" draw:start-shape="id207" draw:start-glue-point="1" svg:x2="7.46396in" svg:y2="3.63958in" draw:end-shape="id208" draw:end-glue-point="3" draw:id="id213" draw:style-name="a1291" draw:name="Conector recto de flecha 76">
          <svg:title/>
          <svg:desc/>
        </draw:connector>
        <draw:custom-shape svg:x="9.60508in" svg:y="4.12394in" svg:width="1.02362in" svg:height="0.59055in" draw:id="id214" draw:style-name="a1294" draw:name="Forma libre 32">
          <svg:title/>
          <svg:desc/>
          <text:p text:style-name="a1293" text:class-names="" text:cond-style-name=""><text:span text:style-name="a1292" text:class-names=""><text:s text:c="1"/>Se actualizan los niveles de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54444in" svg:y="5.18747in" svg:width="1.21107in" svg:height="0.66327in" draw:id="id215" draw:style-name="a1298" draw:name="Forma libre 137">
          <svg:title/>
          <svg:desc/>
          <text:p text:style-name="a1297" text:class-names="" text:cond-style-name=""><text:span text:style-name="a1295" text:class-names="">Se ingresa la pieza la stock de usados</text:span><text:span text:style-name="a129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50476in" svg:y="6.07436in" svg:width="1.1811in" svg:height="0.6681in" draw:id="id216" draw:style-name="a1301" draw:name="Forma libre 25">
          <svg:title/>
          <svg:desc/>
          <text:p text:style-name="a1300" text:class-names="" text:cond-style-name=""><text:span text:style-name="a1299" text:class-names="">Gestión de Reclamos y Devolución de Piezas a MB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ustom-shape svg:x="2.57271in" svg:y="1.18673in" svg:width="1.16925in" svg:height="0.66942in" draw:id="id217" draw:style-name="a1304" draw:name="Forma libre 127">
          <svg:title/>
          <svg:desc/>
          <text:p text:style-name="a1303" text:class-names="" text:cond-style-name=""><text:span text:style-name="a1302" text:class-names=""><text:s text:c="1"/>Realiza reparación/ servicio. Documenta el mismo en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80867in" svg:y="4.3434in" svg:width="0.19685in" svg:height="0.19685in" draw:id="id199" draw:style-name="a1308" draw:name="Forma libre 233">
          <svg:title/>
          <svg:desc/>
          <text:p text:style-name="a1307" text:class-names="" text:cond-style-name=""><text:span text:style-name="a1305" text:class-names="">2</text:span><text:span text:style-name="a1306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4.22635in" svg:y1="3.86839in" draw:start-shape="id207" draw:start-glue-point="2" svg:x2="4.22635in" svg:y2="4.27558in" draw:id="id218" draw:style-name="a1310" draw:name="Conector recto de flecha 103">
          <svg:title/>
          <svg:desc/>
        </draw:connector>
        <draw:connector draw:type="line" svg:x1="8.8529in" svg:y1="4.41921in" draw:start-shape="id209" draw:start-glue-point="1" svg:x2="9.60508in" svg:y2="4.41921in" draw:end-shape="id214" draw:end-glue-point="3" draw:id="id219" draw:style-name="a1312" draw:name="Conector recto de flecha 107">
          <svg:title/>
          <svg:desc/>
        </draw:connector>
        <draw:custom-shape svg:x="7.31959in" svg:y="5.31081in" svg:width="1.54789in" svg:height="0.41658in" draw:id="id220" draw:style-name="a1317" draw:name="Forma libre 169">
          <svg:title/>
          <svg:desc/>
          <text:p text:style-name="a1316" text:class-names="" text:cond-style-name=""><text:span text:style-name="a1313" text:class-names="">¿</text:span><text:span text:style-name="a1314" text:class-names="">Es posible devolver a fabrica</text:span><text:span text:style-name="a1315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4.15636in" svg:y="4.2755in" svg:width="0.19685in" svg:height="0.19685in" draw:id="id221" draw:style-name="a1321" draw:name="Forma libre 233">
          <svg:title/>
          <svg:desc/>
          <text:p text:style-name="a1320" text:class-names="" text:cond-style-name=""><text:span text:style-name="a1318" text:class-names="">2</text:span><text:span text:style-name="a1319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3.15733in" svg:y1="1.85615in" draw:start-shape="id217" draw:start-glue-point="2" svg:x2="3.15605in" svg:y2="2.17157in" draw:end-shape="id204" draw:end-glue-point="0" draw:id="id222" draw:style-name="a1323" draw:name="Conector recto de flecha 116">
          <svg:title/>
          <svg:desc/>
        </draw:connector>
        <draw:connector draw:type="line" svg:x1="3.15605in" svg:y1="2.58815in" draw:start-shape="id204" draw:start-glue-point="2" svg:x2="3.16553in" svg:y2="5.18747in" draw:end-shape="id196" draw:end-glue-point="0" draw:id="id223" draw:style-name="a1325" draw:name="Conector recto de flecha 118">
          <svg:title/>
          <svg:desc/>
        </draw:connector>
        <draw:connector draw:type="line" svg:x1="8.06949in" svg:y1="3.87779in" draw:start-shape="id208" draw:start-glue-point="2" svg:x2="8.07895in" svg:y2="4.21092in" draw:end-shape="id209" draw:end-glue-point="0" draw:id="id224" draw:style-name="a1327" draw:name="Conector recto de flecha 121">
          <svg:title/>
          <svg:desc/>
        </draw:connector>
        <draw:connector draw:type="line" svg:x1="8.07895in" svg:y1="4.6275in" draw:start-shape="id209" draw:start-glue-point="2" svg:x2="8.09353in" svg:y2="5.31081in" draw:end-shape="id220" draw:end-glue-point="0" draw:id="id225" draw:style-name="a1329" draw:name="Conector recto de flecha 123">
          <svg:title/>
          <svg:desc/>
        </draw:connector>
        <draw:connector draw:type="line" svg:x1="8.09353in" svg:y1="5.72739in" draw:start-shape="id220" draw:start-glue-point="2" svg:x2="8.09531in" svg:y2="6.07436in" draw:end-shape="id216" draw:end-glue-point="0" draw:id="id226" draw:style-name="a1331" draw:name="Conector recto de flecha 125">
          <svg:title/>
          <svg:desc/>
        </draw:connector>
        <draw:connector draw:type="line" svg:x1="8.86748in" svg:y1="5.5191in" draw:start-shape="id220" draw:start-glue-point="1" svg:x2="9.54444in" svg:y2="5.5191in" draw:end-shape="id215" draw:end-glue-point="3" draw:id="id227" draw:style-name="a1333" draw:name="Conector recto de flecha 127">
          <svg:title/>
          <svg:desc/>
        </draw:connector>
        <draw:frame draw:id="id228" draw:style-name="a1336" draw:name="CuadroTexto 242" svg:x="8.11271in" svg:y="4.74343in" svg:width="0.40915in" svg:height="0.28772in">
          <draw:text-box>
            <text:p text:style-name="a1335" text:class-names="" text:cond-style-name=""><text:span text:style-name="a1334" text:class-names="">NO</text:span></text:p>
          </draw:text-box>
          <svg:title/>
          <svg:desc/>
        </draw:frame>
        <draw:frame draw:id="id229" draw:style-name="a1339" draw:name="CuadroTexto 243" svg:x="9.00433in" svg:y="4.21092in" svg:width="0.31509in" svg:height="0.27176in">
          <draw:text-box>
            <text:p text:style-name="a1338" text:class-names="" text:cond-style-name=""><text:span text:style-name="a1337" text:class-names="">SI</text:span></text:p>
          </draw:text-box>
          <svg:title/>
          <svg:desc/>
        </draw:frame>
        <draw:frame draw:id="id230" draw:style-name="a1342" draw:name="CuadroTexto 242" svg:x="8.82732in" svg:y="5.33475in" svg:width="0.40915in" svg:height="0.28772in">
          <draw:text-box>
            <text:p text:style-name="a1341" text:class-names="" text:cond-style-name=""><text:span text:style-name="a1340" text:class-names="">NO</text:span></text:p>
          </draw:text-box>
          <svg:title/>
          <svg:desc/>
        </draw:frame>
        <draw:frame draw:id="id231" draw:style-name="a1345" draw:name="CuadroTexto 243" svg:x="8.08881in" svg:y="5.80224in" svg:width="0.31509in" svg:height="0.27176in">
          <draw:text-box>
            <text:p text:style-name="a1344" text:class-names="" text:cond-style-name=""><text:span text:style-name="a1343" text:class-names="">SI</text:span></text:p>
          </draw:text-box>
          <svg:title/>
          <svg:desc/>
        </draw:frame>
        <draw:custom-shape svg:x="1.91634in" svg:y="0.59841in" svg:width="3.39865in" svg:height="0.37242in" draw:id="id232" draw:style-name="a1348" draw:name="Forma libre 16">
          <svg:title/>
          <svg:desc/>
          <text:p text:style-name="a1347" text:class-names="" text:cond-style-name=""><text:span text:style-name="a1346" text:class-names="">Técnico mecá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33" draw:style-name="a1351" draw:name="CuadroTexto 50" svg:x="0.17894in" svg:y="0.11297in" svg:width="8.85385in" svg:height="0.30932in">
          <draw:text-box>
            <text:p text:style-name="a1350" text:class-names="" text:cond-style-name=""><text:span text:style-name="a1349" text:class-names="">Proceso: Entrega de Piezas al Taller</text:span></text:p>
          </draw:text-box>
          <svg:title/>
          <svg:desc/>
        </draw:frame>
        <draw:frame draw:id="id234" draw:style-name="a1354" draw:name="CuadroTexto 51" svg:x="8.71276in" svg:y="0.10687in" svg:width="2.2738in" svg:height="0.30293in">
          <draw:text-box>
            <text:p text:style-name="a1353" text:class-names="" text:cond-style-name=""><text:span text:style-name="a1352" text:class-names="">Fecha: 12/02/2014</text:span></text:p>
          </draw:text-box>
          <svg:title/>
          <svg:desc/>
        </draw:frame>
        <presentation:notes draw:style-name="a1360">
          <draw:frame draw:id="id235" draw:style-name="a1357" draw:name="Marcador de número de diapositiva 6" svg:x="4.33952in" svg:y="9.6585in" svg:width="3.32712in" svg:height="0.508in">
            <draw:text-box>
              <text:p text:style-name="a1356" text:class-names="" text:cond-style-name=""><text:span text:style-name="a1355" text:class-names=""><text:page-number style:num-format="1" text:fixed="false"/></text:span></text:p>
            </draw:text-box>
            <svg:title/>
            <svg:desc/>
          </draw:frame>
          <draw:frame draw:id="id236" presentation:style-name="a1358" draw:name="Marcador de notas 1" svg:x="0.7667in" svg:y="4.82908in" svg:width="6.13323in" svg:height="0.20195in" presentation:class="notes" presentation:placeholder="true">
            <draw:text-box/>
            <svg:title/>
            <svg:desc/>
          </draw:frame>
          <draw:page-thumbnail draw:page-number="2" svg:x="1.28993in" svg:y="0.77257in" svg:width="5.08507in" svg:height="3.8125in" presentation:class="page" draw:id="id237" presentation:style-name="a1359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284" svg:viewBox="0 0 20 30" svg:d="m10 0-10 30h20z"/>
    <draw:marker draw:name="a1286" svg:viewBox="0 0 20 30" svg:d="m10 0-10 30h20z"/>
    <draw:marker draw:name="a1161" svg:viewBox="0 0 20 30" svg:d="m10 0-10 30h20z"/>
    <draw:marker draw:name="a1288" svg:viewBox="0 0 20 30" svg:d="m10 0-10 30h20z"/>
    <draw:marker draw:name="a1163" svg:viewBox="0 0 20 30" svg:d="m10 0-10 30h20z"/>
    <draw:marker draw:name="a1168" svg:viewBox="0 0 20 30" svg:d="m10 0-10 30h20z"/>
    <draw:marker draw:name="a1151" svg:viewBox="0 0 20 30" svg:d="m10 0-10 30h20z"/>
    <draw:marker draw:name="a1309" svg:viewBox="0 0 20 30" svg:d="m10 0-10 30h20z"/>
    <draw:marker draw:name="a1153" svg:viewBox="0 0 20 30" svg:d="m10 0-10 30h20z"/>
    <draw:marker draw:name="a1191" svg:viewBox="0 0 20 30" svg:d="m10 0-10 30h20z"/>
    <draw:marker draw:name="a1155" svg:viewBox="0 0 20 30" svg:d="m10 0-10 30h20z"/>
    <draw:marker draw:name="a1330" svg:viewBox="0 0 20 30" svg:d="m10 0-10 30h20z"/>
    <draw:marker draw:name="a1193" svg:viewBox="0 0 20 30" svg:d="m10 0-10 30h20z"/>
    <draw:marker draw:name="a1157" svg:viewBox="0 0 20 30" svg:d="m10 0-10 30h20z"/>
    <draw:marker draw:name="a1332" svg:viewBox="0 0 20 30" svg:d="m10 0-10 30h20z"/>
    <draw:marker draw:name="a1195" svg:viewBox="0 0 20 30" svg:d="m10 0-10 30h20z"/>
    <draw:marker draw:name="a1159" svg:viewBox="0 0 20 30" svg:d="m10 0-10 30h20z"/>
    <draw:marker draw:name="a1250" svg:viewBox="0 0 20 30" svg:d="m10 0-10 30h20z"/>
    <draw:marker draw:name="a1252" svg:viewBox="0 0 20 30" svg:d="m10 0-10 30h20z"/>
    <draw:marker draw:name="a1146" svg:viewBox="0 0 20 30" svg:d="m10 0-10 30h20z"/>
    <draw:marker draw:name="a1290" svg:viewBox="0 0 20 30" svg:d="m10 0-10 30h20z"/>
    <draw:marker draw:name="a1322" svg:viewBox="0 0 20 30" svg:d="m10 0-10 30h20z"/>
    <draw:marker draw:name="a1254" svg:viewBox="0 0 20 30" svg:d="m10 0-10 30h20z"/>
    <draw:marker draw:name="a1324" svg:viewBox="0 0 20 30" svg:d="m10 0-10 30h20z"/>
    <draw:marker draw:name="a1326" svg:viewBox="0 0 20 30" svg:d="m10 0-10 30h20z"/>
    <draw:marker draw:name="a1133" svg:viewBox="0 0 20 30" svg:d="m10 0-10 30h20z"/>
    <draw:marker draw:name="a1328" svg:viewBox="0 0 20 30" svg:d="m10 0-10 30h20z"/>
    <draw:marker draw:name="a1240" svg:viewBox="0 0 20 30" svg:d="m10 0-10 30h20z"/>
    <draw:marker draw:name="a1135" svg:viewBox="0 0 20 30" svg:d="m10 0-10 30h20z"/>
    <draw:marker draw:name="a1173" svg:viewBox="0 0 20 30" svg:d="m10 0-10 30h20z"/>
    <draw:marker draw:name="a1311" svg:viewBox="0 0 20 30" svg:d="m10 0-10 30h20z"/>
    <draw:marker draw:name="a1242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7.66667in" fo:page-height="10.16667in" style:print-orientation="portrait" style:register-truth-ref-style-name=""/>
    </style:page-layout>
    <style:page-layout style:name="pageLayout3">
      <style:page-layout-properties fo:page-width="7.66667in" fo:page-height="10.16667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396in" fo:padding-bottom="0.04396in" fo:padding-left="0.08794in" fo:padding-right="0.0879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396in" fo:padding-bottom="0.04396in" fo:padding-left="0.08794in" fo:padding-right="0.0879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396in" fo:padding-bottom="0.04396in" fo:padding-left="0.08794in" fo:padding-right="0.08794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396in" fo:padding-bottom="0.04396in" fo:padding-left="0.08794in" fo:padding-right="0.08794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0.893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9167in" svg:y="0.77257in" svg:width="5.08333in" svg:height="3.81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7667in" svg:y="4.82908in" svg:width="6.13323in" svg:height="4.57474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32712in" svg:height="0.508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33952in" svg:y="0in" svg:width="3.32712in" svg:height="0.508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9.6585in" svg:width="3.32712in" svg:height="0.508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33952in" svg:y="9.6585in" svg:width="3.32712in" svg:height="0.508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9167in" svg:y="0.77257in" svg:width="5.08333in" svg:height="3.81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7667in" svg:y="4.82908in" svg:width="6.13323in" svg:height="4.57474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32712in" svg:height="0.508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33952in" svg:y="0in" svg:width="3.32712in" svg:height="0.508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9.6585in" svg:width="3.32712in" svg:height="0.508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33952in" svg:y="9.6585in" svg:width="3.32712in" svg:height="0.508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9167in" svg:y="0.77257in" svg:width="5.08333in" svg:height="3.81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7667in" svg:y="4.82908in" svg:width="6.13323in" svg:height="4.57474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32712in" svg:height="0.508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33952in" svg:y="0in" svg:width="3.32712in" svg:height="0.508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9.6585in" svg:width="3.32712in" svg:height="0.508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33952in" svg:y="9.6585in" svg:width="3.32712in" svg:height="0.508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9167in" svg:y="0.77257in" svg:width="5.08333in" svg:height="3.81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7667in" svg:y="4.82908in" svg:width="6.13323in" svg:height="4.57474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32712in" svg:height="0.508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33952in" svg:y="0in" svg:width="3.32712in" svg:height="0.508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9.6585in" svg:width="3.32712in" svg:height="0.508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33952in" svg:y="9.6585in" svg:width="3.32712in" svg:height="0.508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9167in" svg:y="0.77257in" svg:width="5.08333in" svg:height="3.81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7667in" svg:y="4.82908in" svg:width="6.13323in" svg:height="4.57474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32712in" svg:height="0.508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33952in" svg:y="0in" svg:width="3.32712in" svg:height="0.508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9.6585in" svg:width="3.32712in" svg:height="0.508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33952in" svg:y="9.6585in" svg:width="3.32712in" svg:height="0.508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9167in" svg:y="0.77257in" svg:width="5.08333in" svg:height="3.81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7667in" svg:y="4.82908in" svg:width="6.13323in" svg:height="4.57474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32712in" svg:height="0.508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33952in" svg:y="0in" svg:width="3.32712in" svg:height="0.508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9.6585in" svg:width="3.32712in" svg:height="0.508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33952in" svg:y="9.6585in" svg:width="3.32712in" svg:height="0.508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9167in" svg:y="0.77257in" svg:width="5.08333in" svg:height="3.81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7667in" svg:y="4.82908in" svg:width="6.13323in" svg:height="4.57474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32712in" svg:height="0.508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33952in" svg:y="0in" svg:width="3.32712in" svg:height="0.508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9.6585in" svg:width="3.32712in" svg:height="0.508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33952in" svg:y="9.6585in" svg:width="3.32712in" svg:height="0.508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9167in" svg:y="0.77257in" svg:width="5.08333in" svg:height="3.81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7667in" svg:y="4.82908in" svg:width="6.13323in" svg:height="4.57474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32712in" svg:height="0.508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33952in" svg:y="0in" svg:width="3.32712in" svg:height="0.508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9.6585in" svg:width="3.32712in" svg:height="0.508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33952in" svg:y="9.6585in" svg:width="3.32712in" svg:height="0.508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9167in" svg:y="0.77257in" svg:width="5.08333in" svg:height="3.81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7667in" svg:y="4.82908in" svg:width="6.13323in" svg:height="4.57474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32712in" svg:height="0.508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33952in" svg:y="0in" svg:width="3.32712in" svg:height="0.508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9.6585in" svg:width="3.32712in" svg:height="0.508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33952in" svg:y="9.6585in" svg:width="3.32712in" svg:height="0.508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9167in" svg:y="0.77257in" svg:width="5.08333in" svg:height="3.81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7667in" svg:y="4.82908in" svg:width="6.13323in" svg:height="4.57474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32712in" svg:height="0.508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33952in" svg:y="0in" svg:width="3.32712in" svg:height="0.508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9.6585in" svg:width="3.32712in" svg:height="0.508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33952in" svg:y="9.6585in" svg:width="3.32712in" svg:height="0.508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9167in" svg:y="0.77257in" svg:width="5.08333in" svg:height="3.81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7667in" svg:y="4.82908in" svg:width="6.13323in" svg:height="4.57474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32712in" svg:height="0.508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33952in" svg:y="0in" svg:width="3.32712in" svg:height="0.508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9.6585in" svg:width="3.32712in" svg:height="0.508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33952in" svg:y="9.6585in" svg:width="3.32712in" svg:height="0.508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9167in" svg:y="0.77257in" svg:width="5.08333in" svg:height="3.81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7667in" svg:y="4.82908in" svg:width="6.13323in" svg:height="4.57474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32712in" svg:height="0.508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33952in" svg:y="0in" svg:width="3.32712in" svg:height="0.508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9.6585in" svg:width="3.32712in" svg:height="0.508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33952in" svg:y="9.6585in" svg:width="3.32712in" svg:height="0.508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9167in" svg:y="0.77257in" svg:width="5.08333in" svg:height="3.81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7667in" svg:y="4.82908in" svg:width="6.13323in" svg:height="4.57474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32712in" svg:height="0.508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33952in" svg:y="0in" svg:width="3.32712in" svg:height="0.508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9.6585in" svg:width="3.32712in" svg:height="0.508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33952in" svg:y="9.6585in" svg:width="3.32712in" svg:height="0.508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9167in" svg:y="0.77257in" svg:width="5.08333in" svg:height="3.81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7667in" svg:y="4.82908in" svg:width="6.13323in" svg:height="4.57474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32712in" svg:height="0.508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33952in" svg:y="0in" svg:width="3.32712in" svg:height="0.508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9.6585in" svg:width="3.32712in" svg:height="0.508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33952in" svg:y="9.6585in" svg:width="3.32712in" svg:height="0.508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9167in" svg:y="0.77257in" svg:width="5.08333in" svg:height="3.81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7667in" svg:y="4.82908in" svg:width="6.13323in" svg:height="4.57474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32712in" svg:height="0.508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33952in" svg:y="0in" svg:width="3.32712in" svg:height="0.508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9.6585in" svg:width="3.32712in" svg:height="0.508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33952in" svg:y="9.6585in" svg:width="3.32712in" svg:height="0.508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9167in" svg:y="0.77257in" svg:width="5.08333in" svg:height="3.81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7667in" svg:y="4.82908in" svg:width="6.13323in" svg:height="4.57474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32712in" svg:height="0.508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33952in" svg:y="0in" svg:width="3.32712in" svg:height="0.508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9.6585in" svg:width="3.32712in" svg:height="0.508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33952in" svg:y="9.6585in" svg:width="3.32712in" svg:height="0.508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9167in" svg:y="0.77257in" svg:width="5.08333in" svg:height="3.81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7667in" svg:y="4.82908in" svg:width="6.13323in" svg:height="4.57474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32712in" svg:height="0.508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33952in" svg:y="0in" svg:width="3.32712in" svg:height="0.508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9.6585in" svg:width="3.32712in" svg:height="0.508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33952in" svg:y="9.6585in" svg:width="3.32712in" svg:height="0.508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9167in" svg:y="0.77257in" svg:width="5.08333in" svg:height="3.81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7667in" svg:y="4.82908in" svg:width="6.13323in" svg:height="4.57474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32712in" svg:height="0.508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33952in" svg:y="0in" svg:width="3.32712in" svg:height="0.508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9.6585in" svg:width="3.32712in" svg:height="0.508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33952in" svg:y="9.6585in" svg:width="3.32712in" svg:height="0.508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9167in" svg:y="0.77257in" svg:width="5.08333in" svg:height="3.81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7667in" svg:y="4.82908in" svg:width="6.13323in" svg:height="4.57474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32712in" svg:height="0.508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33952in" svg:y="0in" svg:width="3.32712in" svg:height="0.508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9.6585in" svg:width="3.32712in" svg:height="0.508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33952in" svg:y="9.6585in" svg:width="3.32712in" svg:height="0.508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9167in" svg:y="0.77257in" svg:width="5.08333in" svg:height="3.81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7667in" svg:y="4.82908in" svg:width="6.13323in" svg:height="4.57474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32712in" svg:height="0.508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33952in" svg:y="0in" svg:width="3.32712in" svg:height="0.508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9.6585in" svg:width="3.32712in" svg:height="0.508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33952in" svg:y="9.6585in" svg:width="3.32712in" svg:height="0.508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9167in" svg:y="0.77257in" svg:width="5.08333in" svg:height="3.81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7667in" svg:y="4.82908in" svg:width="6.13323in" svg:height="4.57474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32712in" svg:height="0.508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33952in" svg:y="0in" svg:width="3.32712in" svg:height="0.508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9.6585in" svg:width="3.32712in" svg:height="0.508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33952in" svg:y="9.6585in" svg:width="3.32712in" svg:height="0.508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9167in" svg:y="0.77257in" svg:width="5.08333in" svg:height="3.81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7667in" svg:y="4.82908in" svg:width="6.13323in" svg:height="4.57474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32712in" svg:height="0.508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33952in" svg:y="0in" svg:width="3.32712in" svg:height="0.508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9.6585in" svg:width="3.32712in" svg:height="0.508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33952in" svg:y="9.6585in" svg:width="3.32712in" svg:height="0.508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9167in" svg:y="0.77257in" svg:width="5.08333in" svg:height="3.81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7667in" svg:y="4.82908in" svg:width="6.13323in" svg:height="4.57474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32712in" svg:height="0.508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33952in" svg:y="0in" svg:width="3.32712in" svg:height="0.508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9.6585in" svg:width="3.32712in" svg:height="0.508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33952in" svg:y="9.6585in" svg:width="3.32712in" svg:height="0.508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9167in" svg:y="0.77257in" svg:width="5.08333in" svg:height="3.81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7667in" svg:y="4.82908in" svg:width="6.13323in" svg:height="4.57474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32712in" svg:height="0.508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33952in" svg:y="0in" svg:width="3.32712in" svg:height="0.508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9.6585in" svg:width="3.32712in" svg:height="0.508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33952in" svg:y="9.6585in" svg:width="3.32712in" svg:height="0.508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32712in" svg:height="0.508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33952in" svg:y="0in" svg:width="3.32712in" svg:height="0.508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9.6585in" svg:width="3.32712in" svg:height="0.508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33952in" svg:y="9.6585in" svg:width="3.32712in" svg:height="0.508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61632in" svg:y="1.01736in" svg:width="2.9809in" svg:height="2.23611in"/>
      <draw:page-thumbnail draw:page-number="2" svg:x="4.06597in" svg:y="1.01736in" svg:width="2.9809in" svg:height="2.23611in"/>
      <draw:page-thumbnail draw:page-number="3" svg:x="0.61632in" svg:y="3.96528in" svg:width="2.9809in" svg:height="2.23611in"/>
      <draw:page-thumbnail draw:page-number="4" svg:x="4.06597in" svg:y="3.96528in" svg:width="2.9809in" svg:height="2.23611in"/>
      <draw:page-thumbnail draw:page-number="5" svg:x="0.61632in" svg:y="6.91319in" svg:width="2.9809in" svg:height="2.23611in"/>
      <draw:page-thumbnail draw:page-number="6" svg:x="4.06597in" svg:y="6.91319in" svg:width="2.9809in" svg:height="2.23611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Adriana Reist</dc:creator>
    <meta:creation-date>2013-09-02T14:19:27Z</meta:creation-date>
    <dc:date>2015-06-03T14:40:53Z</dc:date>
    <meta:print-date>2014-02-28T12:02:49Z</meta:print-date>
    <meta:editing-cycles>56</meta:editing-cycles>
    <meta:editing-duration>PT144081S</meta:editing-duration>
    <meta:document-statistic meta:paragraph-count="57" meta:word-count="294"/>
  </office:meta>
</office:document-meta>
</file>